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normal" style:font-size-asian="24pt" style:font-weight-asian="normal" style:font-size-complex="2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8pt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 style:list-style-name="L2">
      <style:paragraph-properties fo:text-align="start" style:justify-single-word="false"/>
    </style:style>
    <style:style style:name="P10" style:family="paragraph" style:parent-style-name="Standard" style:list-style-name="L4">
      <style:paragraph-properties fo:text-align="start" style:justify-single-word="false"/>
    </style:style>
    <style:style style:name="P11" style:family="paragraph" style:parent-style-name="Standard" style:list-style-name="L5">
      <style:paragraph-properties fo:text-align="start" style:justify-single-word="false"/>
    </style:style>
    <style:style style:name="P12" style:family="paragraph" style:parent-style-name="Standard" style:list-style-name="L5">
      <style:paragraph-properties fo:text-align="start" style:justify-single-word="false"/>
      <style:text-properties fo:font-style="normal" style:font-style-asian="normal" style:font-style-complex="normal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normal" fo:background-color="#ffff00" style:font-size-asian="12pt" style:font-weight-asian="normal" style:font-size-complex="12pt" style:font-weight-complex="normal"/>
    </style:style>
    <style:style style:name="T6" style:family="text">
      <style:text-properties fo:font-size="12pt" fo:font-weight="normal" fo:background-color="#47b8b8" style:font-size-asian="12pt" style:font-weight-asian="normal" style:font-size-complex="12pt" style:font-weight-complex="normal"/>
    </style:style>
    <style:style style:name="T7" style:family="text">
      <style:text-properties fo:font-size="12pt" fo:font-weight="normal" fo:background-color="#83caff" style:font-size-asian="12pt" style:font-weight-asian="normal" style:font-size-complex="12pt" style:font-weight-complex="normal"/>
    </style:style>
    <style:style style:name="T8" style:family="text">
      <style:text-properties fo:font-size="12pt" fo:font-weight="normal" fo:background-color="#99ccff" style:font-size-asian="12pt" style:font-weight-asian="normal" style:font-size-complex="12pt" style:font-weight-complex="normal"/>
    </style:style>
    <style:style style:name="T9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fo:font-size="12pt" fo:font-style="italic" fo:font-weight="normal" fo:background-color="#99ccff" style:font-size-asian="12pt" style:font-style-asian="italic" style:font-weight-asian="normal" style:font-size-complex="12pt" style:font-style-complex="italic" style:font-weight-complex="normal"/>
    </style:style>
    <style:style style:name="T11" style:family="text">
      <style:text-properties fo:font-size="12pt" fo:font-style="normal" fo:font-weight="normal" fo:background-color="#cccccc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background-color="#c0c0c0"/>
    </style:style>
    <style:style style:name="T15" style:family="text">
      <style:text-properties fo:background-color="#e6e6e6"/>
    </style:style>
    <style:style style:name="T16" style:family="text">
      <style:text-properties fo:background-color="#cccccc"/>
    </style:style>
    <style:style style:name="T17" style:family="text">
      <style:text-properties fo:background-color="#b3b3b3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aBatch 2.0 User Manual</text:p>
      <text:p text:style-name="P7"/>
      <text:p text:style-name="P8"><text:span text:style-name="T1">System Requirements</text:span></text:p>
      <text:p text:style-name="P8"><text:span text:style-name="T3"/></text:p>
      <text:list xml:id="list2150088603" text:style-name="L4">
        <text:list-item>
          <text:p text:style-name="P10"><text:span text:style-name="T4">SeaDAS 6.2 installed (</text:span><text:a xlink:type="simple" xlink:href="http://oceancolor.gsfc.nasa.gov/seadas/"><text:span text:style-name="T4">http://oceancolor.gsfc.nasa.gov/seadas/</text:span></text:a><text:span text:style-name="T4">).</text:span></text:p>
        </text:list-item>
        <text:list-item>
          <text:p text:style-name="P10"><text:span text:style-name="T9">bash</text:span><text:span text:style-name="T4"> as your UNIX shell environment. Open a terminal window and type the following to determine your shell: </text:span><text:span text:style-name="T11">echo $SHELL</text:span></text:p>
        </text:list-item>
      </text:list>
      <text:p text:style-name="P8"><text:span text:style-name="T4"/></text:p>
      <text:p text:style-name="P4">Installation</text:p>
      <text:p text:style-name="P6"/>
      <text:list xml:id="list111613826" text:style-name="L5">
        <text:list-item>
          <text:p text:style-name="P11">Download the file <text:span text:style-name="T12">seabatch2.0.zip</text:span>.</text:p>
        </text:list-item>
        <text:list-item>
          <text:p text:style-name="P11">Place the file <text:span text:style-name="T12">seabatch2.0.zip</text:span> into the directory of your choice.</text:p>
        </text:list-item>
        <text:list-item>
          <text:p text:style-name="P11">Open a terminal window and type: <text:span text:style-name="T16">cd directory_of_choice/seabatch2.0</text:span></text:p>
        </text:list-item>
        <text:list-item>
          <text:p text:style-name="P11">Unzip the file <text:span text:style-name="T12">seabatch2.0.zip:</text:span></text:p>
        </text:list-item>
        <text:list-item>
          <text:p text:style-name="P12">Run the script <text:span text:style-name="T12">install_seabatch.sh</text:span>: <text:span text:style-name="T17">./install_seabatch.sh</text:span></text:p>
        </text:list-item>
      </text:list>
      <text:p text:style-name="P5"/>
      <text:p text:style-name="P4"/>
      <text:p text:style-name="P4"/>
      <text:p text:style-name="P2"><text:span text:style-name="T13"/></text:p>
      <text:p text:style-name="P2"><text:span text:style-name="T13"/></text:p>
      <text:p text:style-name="P8"><text:span text:style-name="T4"/></text:p>
      <text:p text:style-name="P8"><text:span text:style-name="T4"/></text:p>
      <text:list xml:id="list338591139" text:style-name="L2">
        <text:list-header>
          <text:p text:style-name="P9"/>
          <text:p text:style-name="P9"/>
        </text:list-header>
      </text:list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chael Brown</meta:initial-creator>
    <meta:creation-date>2011-07-09T23:43:17</meta:creation-date>
    <dc:date>2011-07-10T00:58:32</dc:date>
    <dc:creator>Michael Brown</dc:creator>
    <meta:editing-duration>PT29M42S</meta:editing-duration>
    <meta:editing-cycles>3</meta:editing-cycles>
    <meta:generator>OpenOffice.org/3.3$Unix OpenOffice.org_project/330m20$Build-9567</meta:generator>
    <meta:document-statistic meta:table-count="0" meta:image-count="0" meta:object-count="0" meta:page-count="1" meta:paragraph-count="10" meta:word-count="69" meta:character-count="498"/>
  </office:meta>
</office:document-meta>
</file>